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05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9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4.399cm"/>
    </style:style>
    <style:style style:name="Tabela2.C" style:family="table-column">
      <style:table-column-properties style:column-width="4.002cm"/>
    </style:style>
    <style:style style:name="Tabela2.D" style:family="table-column">
      <style:table-column-properties style:column-width="2.711cm"/>
    </style:style>
    <style:style style:name="Tabela2.A1" style:family="table-cell">
      <style:table-cell-properties fo:background-color="#a01c6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a01c68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895cm"/>
    </style:style>
    <style:style style:name="Tabela6.B" style:family="table-column">
      <style:table-column-properties style:column-width="4.399cm"/>
    </style:style>
    <style:style style:name="Tabela6.C" style:family="table-column">
      <style:table-column-properties style:column-width="4.002cm"/>
    </style:style>
    <style:style style:name="Tabela6.D" style:family="table-column">
      <style:table-column-properties style:column-width="2.711cm"/>
    </style:style>
    <style:style style:name="Tabela6.A1" style:family="table-cell">
      <style:table-cell-properties fo:background-color="#a01c6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a01c68" fo:padding="0.097cm" fo:border="0.05pt solid #000000">
        <style:background-image/>
      </style:table-cell-properties>
    </style:style>
    <style:style style:name="Tabela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6.007cm" fo:margin-left="0cm" table:align="left" style:writing-mode="lr-tb"/>
    </style:style>
    <style:style style:name="Tabela10.A" style:family="table-column">
      <style:table-column-properties style:column-width="4.895cm"/>
    </style:style>
    <style:style style:name="Tabela10.B" style:family="table-column">
      <style:table-column-properties style:column-width="4.399cm"/>
    </style:style>
    <style:style style:name="Tabela10.C" style:family="table-column">
      <style:table-column-properties style:column-width="4.002cm"/>
    </style:style>
    <style:style style:name="Tabela10.D" style:family="table-column">
      <style:table-column-properties style:column-width="2.711cm"/>
    </style:style>
    <style:style style:name="Tabela10.A1" style:family="table-cell">
      <style:table-cell-properties fo:background-color="#a01c6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fo:background-color="#a01c68" fo:padding="0.097cm" fo:border="0.05pt solid #000000">
        <style:background-image/>
      </style:table-cell-properties>
    </style:style>
    <style:style style:name="Tabela10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none" fo:border-top="none" fo:border-bottom="0.05pt solid #000000"/>
    </style:style>
    <style:style style:name="Tabela10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5.998cm" table:align="margins" style:writing-mode="lr-tb"/>
    </style:style>
    <style:style style:name="Tabela7.A" style:family="table-column">
      <style:table-column-properties style:column-width="7.999cm" style:rel-column-width="32767*"/>
    </style:style>
    <style:style style:name="Tabela7.B" style:family="table-column">
      <style:table-column-properties style:column-width="7.999cm" style:rel-column-width="32768*"/>
    </style:style>
    <style:style style:name="Tabela7.A1" style:family="table-cell">
      <style:table-cell-properties fo:background-color="#a01c6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a01c68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1.198cm"/>
    </style:style>
    <style:style style:name="Tabela8.B" style:family="table-column">
      <style:table-column-properties style:column-width="1.616cm"/>
    </style:style>
    <style:style style:name="Tabela8.C" style:family="table-column">
      <style:table-column-properties style:column-width="2.614cm"/>
    </style:style>
    <style:style style:name="Tabela8.D" style:family="table-column">
      <style:table-column-properties style:column-width="1.81cm"/>
    </style:style>
    <style:style style:name="Tabela8.E" style:family="table-column">
      <style:table-column-properties style:column-width="3.067cm"/>
    </style:style>
    <style:style style:name="Tabela8.F" style:family="table-column">
      <style:table-column-properties style:column-width="1.625cm"/>
    </style:style>
    <style:style style:name="Tabela8.G" style:family="table-column">
      <style:table-column-properties style:column-width="2.581cm"/>
    </style:style>
    <style:style style:name="Tabela8.H" style:family="table-column">
      <style:table-column-properties style:column-width="1.498cm"/>
    </style:style>
    <style:style style:name="Tabela8.A1" style:family="table-cell">
      <style:table-cell-properties fo:background-color="#a01c6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H1" style:family="table-cell">
      <style:table-cell-properties fo:background-color="#a01c68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F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none" fo:border-top="none" fo:border-bottom="0.05pt solid #000000"/>
    </style:style>
    <style:style style:name="Tabela8.E3" style:family="table-cell">
      <style:table-cell-properties fo:padding="0.097cm" fo:border-left="0.05pt solid #000000" fo:border-right="none" fo:border-top="none" fo:border-bottom="0.05pt solid #000000"/>
    </style:style>
    <style:style style:name="Tabela8.F3" style:family="table-cell">
      <style:table-cell-properties fo:padding="0.097cm" fo:border-left="0.05pt solid #000000" fo:border-right="none" fo:border-top="none" fo:border-bottom="0.05pt solid #000000"/>
    </style:style>
    <style:style style:name="Tabela8.G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none" fo:border-top="none" fo:border-bottom="0.05pt solid #000000"/>
    </style:style>
    <style:style style:name="Tabela8.F4" style:family="table-cell">
      <style:table-cell-properties fo:padding="0.097cm" fo:border-left="0.05pt solid #000000" fo:border-right="none" fo:border-top="none" fo:border-bottom="0.05pt solid #000000"/>
    </style:style>
    <style:style style:name="Tabela8.G4" style:family="table-cell">
      <style:table-cell-properties fo:padding="0.097cm" fo:border-left="0.05pt solid #000000" fo:border-right="none" fo:border-top="none" fo:border-bottom="0.05pt solid #000000"/>
    </style:style>
    <style:style style:name="Tabela8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2.612cm" table:align="left" style:writing-mode="lr-tb"/>
    </style:style>
    <style:style style:name="Tabela9.A" style:family="table-column">
      <style:table-column-properties style:column-width="2.612cm"/>
    </style:style>
    <style:style style:name="Tabela9.A1" style:family="table-cell">
      <style:table-cell-properties fo:background-color="#fff200" fo:padding="0.097cm" fo:border="0.05pt solid #000000">
        <style:background-image/>
      </style:table-cell-properties>
    </style:style>
    <style:style style:name="Tabela9.A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P2" style:family="paragraph" style:parent-style-name="Standard">
      <style:text-properties fo:font-weight="bold" officeooo:rsid="000fd90b" officeooo:paragraph-rsid="000fd90b" style:font-weight-asian="bold" style:font-name-complex="Arial1" style:font-weight-complex="bold"/>
    </style:style>
    <style:style style:name="P3" style:family="paragraph" style:parent-style-name="Standard">
      <style:text-properties fo:font-weight="bold" officeooo:rsid="0013d44c" officeooo:paragraph-rsid="0013d44c" style:font-weight-asian="bold" style:font-weight-complex="bold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  <style:text-properties officeooo:rsid="000fd90b" officeooo:paragraph-rsid="000fd90b" style:font-name-complex="Arial1"/>
    </style:style>
    <style:style style:name="P8" style:family="paragraph" style:parent-style-name="Standard">
      <style:text-properties officeooo:rsid="0013d44c" officeooo:paragraph-rsid="0013d44c"/>
    </style:style>
    <style:style style:name="P9" style:family="paragraph" style:parent-style-name="Standard">
      <style:text-properties officeooo:rsid="0013d44c" officeooo:paragraph-rsid="0014441c"/>
    </style:style>
    <style:style style:name="P10" style:family="paragraph" style:parent-style-name="Standard">
      <style:text-properties officeooo:paragraph-rsid="0014441c"/>
    </style:style>
    <style:style style:name="P11" style:family="paragraph" style:parent-style-name="Standard">
      <style:paragraph-properties fo:text-align="start" style:justify-single-word="false"/>
      <style:text-properties officeooo:rsid="0015640a" officeooo:paragraph-rsid="0015640a"/>
    </style:style>
    <style:style style:name="P12" style:family="paragraph" style:parent-style-name="Standard">
      <style:text-properties officeooo:rsid="0015640a" officeooo:paragraph-rsid="0015640a"/>
    </style:style>
    <style:style style:name="P13" style:family="paragraph" style:parent-style-name="Standard">
      <style:text-properties officeooo:paragraph-rsid="00166a66"/>
    </style:style>
    <style:style style:name="P14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P15" style:family="paragraph" style:parent-style-name="Tabletext">
      <style:paragraph-properties fo:margin-top="0cm" fo:margin-bottom="0cm" loext:contextual-spacing="false" fo:text-align="center" style:justify-single-word="false"/>
      <style:text-properties style:font-name-complex="Arial1"/>
    </style:style>
    <style:style style:name="P16" style:family="paragraph" style:parent-style-name="Tabletext">
      <style:paragraph-properties fo:margin-top="0cm" fo:margin-bottom="0cm" loext:contextual-spacing="false" fo:text-align="start" style:justify-single-word="false"/>
      <style:text-properties style:font-name-complex="Arial1"/>
    </style:style>
    <style:style style:name="P17" style:family="paragraph" style:parent-style-name="Tabletext">
      <style:paragraph-properties fo:margin-top="0cm" fo:margin-bottom="0cm" loext:contextual-spacing="false" fo:text-align="center" style:justify-single-word="false"/>
      <style:text-properties fo:font-weight="bold" style:font-weight-asian="bold" style:font-name-complex="Arial1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1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22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23" style:family="paragraph" style:parent-style-name="Standard">
      <style:paragraph-properties fo:margin-top="0cm" fo:margin-bottom="0.353cm" loext:contextual-spacing="false" fo:line-height="115%" fo:orphans="2" fo:widows="2"/>
    </style:style>
    <style:style style:name="P24" style:family="paragraph" style:parent-style-name="Title">
      <style:paragraph-properties fo:text-align="end" style:justify-single-word="false"/>
    </style:style>
    <style:style style:name="P25" style:family="paragraph" style:parent-style-name="Title">
      <style:text-properties style:font-name-complex="Arial1"/>
    </style:style>
    <style:style style:name="P26" style:family="paragraph" style:parent-style-name="Title">
      <style:paragraph-properties fo:text-align="end" style:justify-single-word="false"/>
      <style:text-properties officeooo:rsid="000fd90b" style:font-name-complex="Arial1"/>
    </style:style>
    <style:style style:name="P27" style:family="paragraph" style:parent-style-name="Title">
      <style:paragraph-properties fo:text-align="end" style:justify-single-word="false"/>
      <style:text-properties style:font-name-complex="Arial1"/>
    </style:style>
    <style:style style:name="P28" style:family="paragraph" style:parent-style-name="Title">
      <style:paragraph-properties fo:text-align="end" style:justify-single-word="false"/>
      <style:text-properties officeooo:rsid="000fd90b" officeooo:paragraph-rsid="000fd90b"/>
    </style:style>
    <style:style style:name="P29" style:family="paragraph" style:parent-style-name="Title">
      <style:paragraph-properties fo:text-align="end" style:justify-single-word="false"/>
      <style:text-properties fo:font-size="14pt" style:font-size-asian="14pt" style:font-name-complex="Arial1" style:font-size-complex="14pt"/>
    </style:style>
    <style:style style:name="P30" style:family="paragraph" style:parent-style-name="Title">
      <style:paragraph-properties fo:text-align="start" style:justify-single-word="false"/>
    </style:style>
    <style:style style:name="P31" style:family="paragraph" style:parent-style-name="Table_20_Contents">
      <style:text-properties officeooo:rsid="00113ca7" officeooo:paragraph-rsid="00113ca7"/>
    </style:style>
    <style:style style:name="P32" style:family="paragraph" style:parent-style-name="Table_20_Contents">
      <style:paragraph-properties fo:text-align="start" style:justify-single-word="false"/>
      <style:text-properties officeooo:rsid="00113ca7" officeooo:paragraph-rsid="00113ca7"/>
    </style:style>
    <style:style style:name="P33" style:family="paragraph" style:parent-style-name="Table_20_Contents">
      <style:paragraph-properties fo:text-align="start" style:justify-single-word="false"/>
      <style:text-properties officeooo:rsid="00113ca7" officeooo:paragraph-rsid="0014441c"/>
    </style:style>
    <style:style style:name="P34" style:family="paragraph" style:parent-style-name="Table_20_Contents">
      <style:paragraph-properties fo:text-align="start" style:justify-single-word="false"/>
      <style:text-properties officeooo:rsid="00113ca7" officeooo:paragraph-rsid="0015640a"/>
    </style:style>
    <style:style style:name="P35" style:family="paragraph" style:parent-style-name="Table_20_Contents">
      <style:paragraph-properties fo:text-align="start" style:justify-single-word="false"/>
      <style:text-properties officeooo:rsid="00113ca7" officeooo:paragraph-rsid="00166a66"/>
    </style:style>
    <style:style style:name="P36" style:family="paragraph" style:parent-style-name="Table_20_Contents">
      <style:text-properties fo:color="#ffffff" fo:font-weight="bold" officeooo:rsid="00113ca7" officeooo:paragraph-rsid="00113ca7" fo:background-color="transparent" style:font-weight-asian="bold" style:font-weight-complex="bold"/>
    </style:style>
    <style:style style:name="P37" style:family="paragraph" style:parent-style-name="Table_20_Contents">
      <style:text-properties fo:color="#ffffff" fo:font-weight="bold" officeooo:rsid="00113ca7" officeooo:paragraph-rsid="0014441c" fo:background-color="transparent" style:font-weight-asian="bold" style:font-weight-complex="bold"/>
    </style:style>
    <style:style style:name="P38" style:family="paragraph" style:parent-style-name="Table_20_Contents">
      <style:text-properties fo:color="#ffffff" fo:font-weight="bold" officeooo:rsid="00113ca7" officeooo:paragraph-rsid="00166a66" fo:background-color="transparent" style:font-weight-asian="bold" style:font-weight-complex="bold"/>
    </style:style>
    <style:style style:name="P39" style:family="paragraph" style:parent-style-name="Table_20_Contents">
      <style:text-properties fo:color="#ffffff" fo:font-weight="bold" officeooo:rsid="0013d44c" officeooo:paragraph-rsid="0013d44c" style:font-weight-asian="bold" style:font-weight-complex="bold"/>
    </style:style>
    <style:style style:name="P40" style:family="paragraph" style:parent-style-name="Table_20_Contents">
      <style:text-properties fo:color="#ffffff" fo:font-weight="bold" officeooo:rsid="00166a66" officeooo:paragraph-rsid="00166a66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13ca7" officeooo:paragraph-rsid="00113ca7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13ca7" officeooo:paragraph-rsid="0014441c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3ca7" officeooo:paragraph-rsid="00166a66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2b308" officeooo:paragraph-rsid="0012b308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2b308" officeooo:paragraph-rsid="0014441c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2b308" officeooo:paragraph-rsid="00166a66" style:font-weight-asian="bold" style:font-weight-complex="bold"/>
    </style:style>
    <style:style style:name="P47" style:family="paragraph" style:parent-style-name="Table_20_Contents">
      <style:text-properties fo:font-weight="bold" officeooo:rsid="0013d44c" officeooo:paragraph-rsid="0013d44c" style:font-weight-asian="bold" style:font-weight-complex="bold"/>
    </style:style>
    <style:style style:name="P48" style:family="paragraph" style:parent-style-name="Table_20_Contents">
      <style:text-properties fo:font-weight="bold" officeooo:rsid="00166a66" officeooo:paragraph-rsid="00166a66" style:font-weight-asian="bold" style:font-weight-complex="bold"/>
    </style:style>
    <style:style style:name="P49" style:family="paragraph" style:parent-style-name="Table_20_Contents">
      <style:text-properties officeooo:rsid="0012b308" officeooo:paragraph-rsid="0014441c"/>
    </style:style>
    <style:style style:name="P50" style:family="paragraph" style:parent-style-name="Table_20_Contents">
      <loext:graphic-properties draw:fill="solid" draw:fill-color="#72bf44" draw:opacity="100%"/>
      <style:paragraph-properties fo:background-color="#72bf44"/>
      <style:text-properties officeooo:rsid="0012b308" officeooo:paragraph-rsid="0014441c"/>
    </style:style>
    <style:style style:name="P51" style:family="paragraph" style:parent-style-name="Table_20_Contents">
      <style:text-properties officeooo:rsid="0013d44c" officeooo:paragraph-rsid="0013d44c"/>
    </style:style>
    <style:style style:name="P52" style:family="paragraph" style:parent-style-name="Table_20_Contents">
      <style:text-properties officeooo:rsid="0014441c" officeooo:paragraph-rsid="0014441c"/>
    </style:style>
    <style:style style:name="P53" style:family="paragraph" style:parent-style-name="Table_20_Contents">
      <style:text-properties officeooo:rsid="0015640a" officeooo:paragraph-rsid="0015640a"/>
    </style:style>
    <style:style style:name="P54" style:family="paragraph" style:parent-style-name="Table_20_Contents">
      <style:paragraph-properties fo:text-align="start" style:justify-single-word="false"/>
      <style:text-properties fo:color="#ed1c24" fo:font-weight="bold" officeooo:rsid="00113ca7" officeooo:paragraph-rsid="0014441c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a" fo:font-weight="bold" officeooo:rsid="00113ca7" officeooo:paragraph-rsid="00166a66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a" officeooo:rsid="00166a66" officeooo:paragraph-rsid="00166a66"/>
    </style:style>
    <style:style style:name="P57" style:family="paragraph" style:parent-style-name="Table_20_Contents">
      <style:text-properties officeooo:rsid="00166a66" officeooo:paragraph-rsid="00166a66"/>
    </style:style>
    <style:style style:name="P58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174b9d" officeooo:paragraph-rsid="00174b9d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113ca7" officeooo:paragraph-rsid="00113ca7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15640a" officeooo:paragraph-rsid="0017b029"/>
    </style:style>
    <style:style style:name="P62" style:family="paragraph" style:parent-style-name="Standard">
      <style:text-properties officeooo:rsid="0015640a" officeooo:paragraph-rsid="00166a66"/>
    </style:style>
    <style:style style:name="P63" style:family="paragraph" style:parent-style-name="Standard">
      <style:text-properties officeooo:rsid="0013d44c" officeooo:paragraph-rsid="0013d44c"/>
    </style:style>
    <style:style style:name="P64" style:family="paragraph" style:parent-style-name="Standard">
      <style:paragraph-properties fo:text-align="start" style:justify-single-word="false"/>
      <style:text-properties officeooo:rsid="0013d44c" officeooo:paragraph-rsid="001912c7"/>
    </style:style>
    <style:style style:name="P65" style:family="paragraph" style:parent-style-name="Title" style:master-page-name="First_20_Page">
      <style:paragraph-properties fo:text-align="end" style:justify-single-word="false" style:page-number="auto"/>
    </style:style>
    <style:style style:name="P66" style:family="paragraph" style:parent-style-name="Title">
      <style:paragraph-properties fo:text-align="start" style:justify-single-word="false"/>
      <style:text-properties officeooo:rsid="0013d44c" officeooo:paragraph-rsid="001912c7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style:font-weight-asian="bold" style:font-name-complex="Arial1" style:font-weight-complex="bold"/>
    </style:style>
    <style:style style:name="T3" style:family="text">
      <style:text-properties style:font-name-complex="Arial1"/>
    </style:style>
    <style:style style:name="T4" style:family="text">
      <style:text-properties officeooo:rsid="000fd90b" style:font-name-complex="Arial1"/>
    </style:style>
    <style:style style:name="T5" style:family="text">
      <style:text-properties officeooo:rsid="00113ca7"/>
    </style:style>
    <style:style style:name="T6" style:family="text">
      <style:text-properties fo:color="#ce181e"/>
    </style:style>
    <style:style style:name="T7" style:family="text">
      <style:text-properties fo:color="#ce181e" officeooo:rsid="0014441c"/>
    </style:style>
    <style:style style:name="T8" style:family="text">
      <style:text-properties fo:color="#ce181e" officeooo:rsid="0015640a"/>
    </style:style>
    <style:style style:name="T9" style:family="text">
      <style:text-properties fo:color="#ce181e" officeooo:rsid="00166a66"/>
    </style:style>
    <style:style style:name="T10" style:family="text">
      <style:text-properties officeooo:rsid="0014441c"/>
    </style:style>
    <style:style style:name="T11" style:family="text">
      <style:text-properties officeooo:rsid="00166a66"/>
    </style:style>
    <style:style style:name="T12" style:family="text">
      <style:text-properties officeooo:rsid="00174b9d"/>
    </style:style>
    <style:style style:name="T13" style:family="text">
      <style:text-properties officeooo:rsid="001912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Gestão de Vendas</text:p>
      <text:p text:style-name="Standard"/>
      <text:p text:style-name="P28"><text:span text:style-name="T12">Item</text:span> de Teste:</text:p>
      <text:p text:style-name="P28">Manter Cliente</text:p>
      <text:p text:style-name="P26"/>
      <text:p text:style-name="P7"/>
      <text:p text:style-name="P29">Versão 1.0</text:p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7">Autor</text:p>
          </table:table-cell>
        </table:table-row>
        <table:table-row table:style-name="Tabela1.1">
          <table:table-cell table:style-name="Tabela1.A1" office:value-type="string">
            <text:p text:style-name="P14"><text:span text:style-name="T4">14</text:span><text:span text:style-name="T3">/0</text:span><text:span text:style-name="T4">5</text:span><text:span text:style-name="T3">/2018</text:span></text:p>
          </table:table-cell>
          <table:table-cell table:style-name="Tabela1.A1" office:value-type="string">
            <text:p text:style-name="P15">1.0</text:p>
          </table:table-cell>
          <table:table-cell table:style-name="Tabela1.A1" office:value-type="string">
            <text:p text:style-name="P16">Criação do documento.</text:p>
          </table:table-cell>
          <table:table-cell table:style-name="Tabela1.A1" office:value-type="string">
            <text:p text:style-name="P15">Roni Ros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5"/>
          </table:table-cell>
        </table:table-row>
      </table:table>
      <text:p text:style-name="P4"/>
      <text:p text:style-name="P23"/>
      <text:p text:style-name="P58">Índice </text:p>
      <text:p text:style-name="P5"/>
      <text:list xml:id="list3589298705" text:style-name="L1">
        <text:list-item>
          <text:p text:style-name="P59">Casos de Teste</text:p>
          <text:list>
            <text:list-header>
              <text:p text:style-name="P59"/>
            </text:list-header>
            <text:list-item>
              <text:p text:style-name="P60">Cadastrar Cliente</text:p>
              <text:list>
                <text:list-header>
                  <text:p text:style-name="P61">1.1 <text:span text:style-name="T11">Cliente cadastrado com sucesso</text:span></text:p>
                  <text:p text:style-name="P61">1.2 <text:span text:style-name="T11">Campo obrigatório não preenchido</text:span></text:p>
                  <text:p text:style-name="P61">1.3 Cadastro de cliente cancelado</text:p>
                  <text:p text:style-name="P61"/>
                </text:list-header>
              </text:list>
            </text:list-item>
            <text:list-item>
              <text:p text:style-name="P60">Consultar Cliente</text:p>
            </text:list-item>
            <text:list-item>
              <text:p text:style-name="P60">Excluir Cliente</text:p>
            </text:list-item>
            <text:list-item>
              <text:p text:style-name="P60">Alterar dados do Cliente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30">1.<text:tab/><text:span text:style-name="T5">Cadastrar Cliente</text:span></text:p>
      <text:p text:style-name="P6"/>
      <text:p text:style-name="P11">1.1 <text:span text:style-name="T11">Cliente cadastrado com sucesso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36">Passos</text:p>
          </table:table-cell>
          <table:table-cell table:style-name="Tabela2.A1" office:value-type="string">
            <text:p text:style-name="P36">Resultado Esperado</text:p>
          </table:table-cell>
          <table:table-cell table:style-name="Tabela2.A1" office:value-type="string">
            <text:p text:style-name="P36">Resultado Obtido</text:p>
          </table:table-cell>
          <table:table-cell table:style-name="Tabela2.D1" office:value-type="string">
            <text:p text:style-name="P36">Avaliação do Testador</text:p>
          </table:table-cell>
        </table:table-row>
        <table:table-row>
          <table:table-cell table:style-name="Tabela2.A2" office:value-type="string">
            <text:p text:style-name="P41">1 - Logar no sistema</text:p>
            <text:p text:style-name="P41"/>
            <text:p text:style-name="P41">2 - selecionar o item do menu “cliente”</text:p>
            <text:p text:style-name="P41"/>
            <text:p text:style-name="P41">3 - Selecionar o subitem do menu “cliente” “cadastrar”</text:p>
            <text:p text:style-name="P41"/>
            <text:p text:style-name="P41">4 - Preencher <text:span text:style-name="T10">todos </text:span>os dados <text:span text:style-name="T11">da tela de cadastro de cliente</text:span></text:p>
            <text:p text:style-name="P41"/>
            <text:p text:style-name="P44">5 - Selecionar o botão “salvar”</text:p>
            <text:p text:style-name="P41"/>
          </table:table-cell>
          <table:table-cell table:style-name="Tabela2.B2" office:value-type="string">
            <text:p text:style-name="P32">Sistema exibe a mensagem “<text:span text:style-name="T6">Cadastro realizado com sucesso</text:span>”</text:p>
          </table:table-cell>
          <table:table-cell table:style-name="Tabela2.C2" office:value-type="string">
            <text:p text:style-name="P31">Não há</text:p>
          </table:table-cell>
          <table:table-cell table:style-name="Tabela2.D2" office:value-type="string">
            <text:p text:style-name="P31">Não Realizado</text:p>
          </table:table-cell>
        </table:table-row>
      </table:table>
      <text:p text:style-name="Title"/>
      <text:p text:style-name="P12">1.2 <text:span text:style-name="T11">Campo obrigatório não preenchido</text:span></text:p>
      <text:p text:style-name="P1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37">Passos</text:p>
          </table:table-cell>
          <table:table-cell table:style-name="Tabela6.A1" office:value-type="string">
            <text:p text:style-name="P37">Resultado Esperado</text:p>
          </table:table-cell>
          <table:table-cell table:style-name="Tabela6.A1" office:value-type="string">
            <text:p text:style-name="P37">Resultado Obtido</text:p>
          </table:table-cell>
          <table:table-cell table:style-name="Tabela6.D1" office:value-type="string">
            <text:p text:style-name="P37">Avaliação do Testador</text:p>
          </table:table-cell>
        </table:table-row>
        <table:table-row>
          <table:table-cell table:style-name="Tabela6.A2" office:value-type="string">
            <text:p text:style-name="P42">1 - Logar no sistema</text:p>
            <text:p text:style-name="P42"/>
            <text:p text:style-name="P42">2 - selecionar o item do menu “cliente”</text:p>
            <text:p text:style-name="P42"/>
            <text:p text:style-name="P42">3 - Selecionar o subitem do menu “cliente” “cadastrar”</text:p>
            <text:p text:style-name="P42"/>
            <text:p text:style-name="P54">4 - Preencher <text:span text:style-name="T10">alguns dados (deixando dados com preenchimento obrigatório em branco)</text:span></text:p>
            <text:p text:style-name="P54"/>
            <text:p text:style-name="P45">5 - Selecionar o botão “salvar”</text:p>
            <text:p text:style-name="P42"/>
          </table:table-cell>
          <table:table-cell table:style-name="Tabela6.B2" office:value-type="string">
            <text:p text:style-name="P33">Sistema exibe a mensagem “<text:span text:style-name="T7">O campo X não está preenchido</text:span>”</text:p>
          </table:table-cell>
          <table:table-cell table:style-name="Tabela6.C2" office:value-type="string">
            <text:p text:style-name="P34"><text:span text:style-name="T7">O campo </text:span><text:span text:style-name="T8">nome</text:span><text:span text:style-name="T7"> não está preenchido</text:span></text:p>
          </table:table-cell>
          <table:table-cell table:style-name="Tabela6.D2" office:value-type="string">
            <text:p text:style-name="P53">Passou</text:p>
          </table:table-cell>
        </table:table-row>
      </table:table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2">1.3 Cadastro de cliente cancelado</text:p>
      <text:p text:style-name="P13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38">Passos</text:p>
          </table:table-cell>
          <table:table-cell table:style-name="Tabela10.A1" office:value-type="string">
            <text:p text:style-name="P38">Resultado Esperado</text:p>
          </table:table-cell>
          <table:table-cell table:style-name="Tabela10.A1" office:value-type="string">
            <text:p text:style-name="P38">Resultado Obtido</text:p>
          </table:table-cell>
          <table:table-cell table:style-name="Tabela10.D1" office:value-type="string">
            <text:p text:style-name="P38">Avaliação do Testador</text:p>
          </table:table-cell>
        </table:table-row>
        <table:table-row>
          <table:table-cell table:style-name="Tabela10.A2" office:value-type="string">
            <text:p text:style-name="P43">1 - Logar no sistema</text:p>
            <text:p text:style-name="P43"/>
            <text:p text:style-name="P43">2 - selecionar o item do menu “cliente”</text:p>
            <text:p text:style-name="P43"/>
            <text:p text:style-name="P43">3 - Selecionar o subitem do menu “cliente” “cadastrar”</text:p>
            <text:p text:style-name="P43"/>
            <text:p text:style-name="P55">4 - Preencher <text:span text:style-name="T11">os dados da tela de cadastro de cliente</text:span></text:p>
            <text:p text:style-name="P55"/>
            <text:p text:style-name="P46">5 - Selecionar o botão “<text:span text:style-name="T11">cancelar</text:span>”</text:p>
            <text:p text:style-name="P43"/>
          </table:table-cell>
          <table:table-cell table:style-name="Tabela10.B2" office:value-type="string">
            <text:p text:style-name="P35">Sistema exibe a mensagem “<text:span text:style-name="T9">O cadastro de cliente foi cancelado</text:span>”</text:p>
          </table:table-cell>
          <table:table-cell table:style-name="Tabela10.C2" office:value-type="string">
            <text:p text:style-name="P56"><text:span text:style-name="T10">N</text:span>ão há</text:p>
          </table:table-cell>
          <table:table-cell table:style-name="Tabela10.D2" office:value-type="string">
            <text:p text:style-name="P57">Não Realizado</text:p>
          </table:table-cell>
        </table:table-row>
      </table:table>
      <text:p text:style-name="P13"/>
      <text:p text:style-name="P3">Massa de dados:</text:p>
      <text:p text:style-name="P8"/>
      <text:p text:style-name="P8">Dados para Login</text:p>
      <text:p text:style-name="P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9">Usuário</text:p>
          </table:table-cell>
          <table:table-cell table:style-name="Tabela7.B1" office:value-type="string">
            <text:p text:style-name="P39">Senha</text:p>
          </table:table-cell>
        </table:table-row>
        <table:table-row>
          <table:table-cell table:style-name="Tabela7.A3" office:value-type="string">
            <text:p text:style-name="P51">Vendedor</text:p>
          </table:table-cell>
          <table:table-cell table:style-name="Tabela7.B3" office:value-type="string">
            <text:p text:style-name="P51">123</text:p>
          </table:table-cell>
        </table:table-row>
        <table:table-row>
          <table:table-cell table:style-name="Tabela7.A3" office:value-type="string">
            <text:p text:style-name="P51">Admin</text:p>
          </table:table-cell>
          <table:table-cell table:style-name="Tabela7.B3" office:value-type="string">
            <text:p text:style-name="P51">456</text:p>
          </table:table-cell>
        </table:table-row>
      </table:table>
      <text:p text:style-name="P8"/>
      <text:p text:style-name="P8">Dados para Tela de cadastro do Cliente:</text:p>
      <text:p text:style-name="P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row>
          <table:table-cell table:style-name="Tabela8.A1" office:value-type="string">
            <text:p text:style-name="P40">itens</text:p>
          </table:table-cell>
          <table:table-cell table:style-name="Tabela8.A1" office:value-type="string">
            <text:p text:style-name="P39">Nome</text:p>
          </table:table-cell>
          <table:table-cell table:style-name="Tabela8.A1" office:value-type="string">
            <text:p text:style-name="P39">Cpf</text:p>
          </table:table-cell>
          <table:table-cell table:style-name="Tabela8.A1" office:value-type="string">
            <text:p text:style-name="P39">Cep</text:p>
          </table:table-cell>
          <table:table-cell table:style-name="Tabela8.A1" office:value-type="string">
            <text:p text:style-name="P39">Rua</text:p>
          </table:table-cell>
          <table:table-cell table:style-name="Tabela8.A1" office:value-type="string">
            <text:p text:style-name="P39">Número</text:p>
          </table:table-cell>
          <table:table-cell table:style-name="Tabela8.A1" office:value-type="string">
            <text:p text:style-name="P39">Complemento</text:p>
          </table:table-cell>
          <table:table-cell table:style-name="Tabela8.H1" office:value-type="string">
            <text:p text:style-name="P39"><text:span text:style-name="T10">T</text:span>ipo</text:p>
          </table:table-cell>
        </table:table-row>
        <table:table-row>
          <table:table-cell table:style-name="Tabela8.A2" office:value-type="string">
            <text:p text:style-name="P48">1.1</text:p>
          </table:table-cell>
          <table:table-cell table:style-name="Tabela8.A2" office:value-type="string">
            <text:p text:style-name="P47">ana</text:p>
          </table:table-cell>
          <table:table-cell table:style-name="Tabela8.C2" office:value-type="string">
            <text:p text:style-name="P51">11111111111</text:p>
          </table:table-cell>
          <table:table-cell table:style-name="Tabela8.D2" office:value-type="string">
            <text:p text:style-name="P51">33333333</text:p>
          </table:table-cell>
          <table:table-cell table:style-name="Tabela8.E2" office:value-type="string">
            <text:p text:style-name="P51">Rua rio branco</text:p>
          </table:table-cell>
          <table:table-cell table:style-name="Tabela8.F2" office:value-type="string">
            <text:p text:style-name="P51">100</text:p>
          </table:table-cell>
          <table:table-cell table:style-name="Tabela8.G2" office:value-type="string">
            <text:p text:style-name="P51">Ap 101</text:p>
          </table:table-cell>
          <table:table-cell table:style-name="Tabela8.H2" office:value-type="string">
            <text:p text:style-name="P52">comum</text:p>
          </table:table-cell>
        </table:table-row>
        <table:table-row>
          <table:table-cell table:style-name="Tabela8.A2" office:value-type="string">
            <text:p text:style-name="P48">1.2</text:p>
          </table:table-cell>
          <table:table-cell table:style-name="Tabela8.A2" office:value-type="string">
            <text:p text:style-name="P47"/>
          </table:table-cell>
          <table:table-cell table:style-name="Tabela8.C4" office:value-type="string">
            <text:p text:style-name="P51">22222222222</text:p>
          </table:table-cell>
          <table:table-cell table:style-name="Tabela8.D4" office:value-type="string">
            <text:p text:style-name="P51">44444444</text:p>
          </table:table-cell>
          <table:table-cell table:style-name="Tabela8.E4" office:value-type="string">
            <text:p text:style-name="P51">Rua Presidente Vargas</text:p>
          </table:table-cell>
          <table:table-cell table:style-name="Tabela8.F4" office:value-type="string">
            <text:p text:style-name="P51">200</text:p>
          </table:table-cell>
          <table:table-cell table:style-name="Tabela8.G4" office:value-type="string">
            <text:p text:style-name="P53">Casa 4</text:p>
          </table:table-cell>
          <table:table-cell table:style-name="Tabela8.H4" office:value-type="string">
            <text:p text:style-name="P53"><text:span text:style-name="T11">c</text:span>omum</text:p>
          </table:table-cell>
        </table:table-row>
        <table:table-row>
          <table:table-cell table:style-name="Tabela8.A2" office:value-type="string">
            <text:p text:style-name="P48">1.3</text:p>
          </table:table-cell>
          <table:table-cell table:style-name="Tabela8.A2" office:value-type="string">
            <text:p text:style-name="P48">joão</text:p>
          </table:table-cell>
          <table:table-cell table:style-name="Tabela8.C4" office:value-type="string">
            <text:p text:style-name="P57">55555555555</text:p>
          </table:table-cell>
          <table:table-cell table:style-name="Tabela8.D4" office:value-type="string">
            <text:p text:style-name="P57">66666666</text:p>
          </table:table-cell>
          <table:table-cell table:style-name="Tabela8.E4" office:value-type="string">
            <text:p text:style-name="P57">Rua x</text:p>
          </table:table-cell>
          <table:table-cell table:style-name="Tabela8.F4" office:value-type="string">
            <text:p text:style-name="P57">382</text:p>
          </table:table-cell>
          <table:table-cell table:style-name="Tabela8.G4" office:value-type="string">
            <text:p text:style-name="P57">Casa 4a</text:p>
          </table:table-cell>
          <table:table-cell table:style-name="Tabela8.H4" office:value-type="string">
            <text:p text:style-name="P57">comum</text:p>
          </table:table-cell>
        </table:table-row>
      </table:table>
      <text:p text:style-name="P8"/>
      <text:p text:style-name="P8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9">Não Realizado</text:p>
          </table:table-cell>
        </table:table-row>
        <table:table-row>
          <table:table-cell table:style-name="Tabela9.A2" office:value-type="string">
            <text:p text:style-name="P50">Passou</text:p>
          </table:table-cell>
        </table:table-row>
        <table:table-row>
          <table:table-cell table:style-name="Tabela9.A3" office:value-type="string">
            <text:p text:style-name="P49">Reprovado</text:p>
          </table:table-cell>
        </table:table-row>
      </table:table>
      <text:p text:style-name="P9"/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<text:soft-page-break/><text:span text:style-name="T13">2</text:span>.<text:tab/><text:span text:style-name="T5">Consultar Cli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style:language-asian="pt" style:country-asian="BR" style:font-size-complex="12pt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>
        <style:tab-stops>
          <style:tab-stop style:position="1.984cm"/>
          <style:tab-stop style:position="2.514cm"/>
        </style:tab-stops>
      </style:paragraph-properties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/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24" style:display-name="ListLabel 24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5" style:display-name="ListLabel 25" style:family="text">
      <style:text-properties fo:color="#999999" fo:font-style="normal" fo:font-weight="bold" style:font-style-asian="normal" style:font-weight-asian="bold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999999" fo:font-style="normal" fo:font-weight="normal" style:font-style-asian="normal" style:font-weight-asian="normal"/>
    </style:style>
    <style:style style:name="Numbering_20_Symbols" style:display-name="Numbering Symbols" style:family="text"/>
    <style:style style:name="ListLabel_20_29" style:display-name="ListLabel 2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text:outline-style style:name="Outline">
      <text:outline-level-style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503cm" fo:margin-left="-0.005cm" fo:margin-top="0cm" fo:margin-bottom="0cm" table:align="left" style:writing-mode="lr-tb"/>
    </style:style>
    <style:style style:name="Tabela3.A" style:family="table-column">
      <style:table-column-properties style:column-width="12.704cm"/>
    </style:style>
    <style:style style:name="Tabela3.B" style:family="table-column">
      <style:table-column-properties style:column-width="3.79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5" style:family="table">
      <style:table-properties style:width="16.245cm" fo:margin-left="-0.243cm" fo:margin-top="0cm" fo:margin-bottom="0cm" table:align="left" style:writing-mode="lr-tb"/>
    </style:style>
    <style:style style:name="Tabela5.A" style:family="table-column">
      <style:table-column-properties style:column-width="5.41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4" style:family="table">
      <style:table-properties style:width="18.503cm" fo:margin-left="-1.312cm" fo:margin-top="0cm" fo:margin-bottom="0cm" table:align="left" style:writing-mode="lr-tb"/>
    </style:style>
    <style:style style:name="Tabela4.A" style:family="table-column">
      <style:table-column-properties style:column-width="9.183cm"/>
    </style:style>
    <style:style style:name="Tabela4.B" style:family="table-column">
      <style:table-column-properties style:column-width="9.3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MP2" style:family="paragraph" style:parent-style-name="Standard">
      <style:text-properties fo:font-weight="bold" officeooo:rsid="000fd90b" officeooo:paragraph-rsid="000fd90b" style:font-weight-asian="bold" style:font-name-complex="Arial1" style:font-weight-complex="bold"/>
    </style:style>
    <style:style style:name="MP3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8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officeooo:rsid="000fd90b" style:font-name-complex="Arial1"/>
    </style:style>
    <style:style style:name="MT4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Gestão de Vendas</text:span><text:span text:style-name="MT2"> </text:span></text:p>
            </table:table-cell>
            <table:table-cell table:style-name="Tabela3.A1" office:value-type="string">
              <text:p text:style-name="MP1">Versão: 1.0</text:p>
            </table:table-cell>
          </table:table-row>
          <table:table-row table:style-name="Tabela3.1">
            <table:table-cell table:style-name="Tabela3.A1" office:value-type="string">
              <text:p text:style-name="MP2">Teste</text:p>
            </table:table-cell>
            <table:table-cell table:style-name="Tabela3.A1" office:value-type="string">
              <text:p text:style-name="MP3"><text:span text:style-name="MT3">14</text:span><text:span text:style-name="MT4">/0</text:span><text:span text:style-name="MT3">5</text:span><text:span text:style-name="MT4">/2018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Standard"><text:file-name text:display="name-and-extension">ItemDeTesteManterCliente.odt</text:file-name><text:span text:style-name="MT4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4"/>
            </table:table-cell>
            <table:table-cell table:style-name="Tabela5.A1" office:value-type="string">
              <text:p text:style-name="MP5"/>
            </table:table-cell>
            <table:table-cell table:style-name="Tabela5.A1" office:value-type="string">
              <text:p text:style-name="MP6">Página <text:page-number text:select-page="current">3</text:page-number><text:s/>de <text:page-count>5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7"/>
            </table:table-cell>
            <table:table-cell table:style-name="Tabela4.A1" office:value-type="string">
              <text:p text:style-name="MP8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5-14T13:02:27.825000000</dc:date>
    <meta:editing-cycles>41</meta:editing-cycles>
    <dc:subject>Template Caso de Uso</dc:subject>
    <dc:title>Template Caso de Uso</dc:title>
    <meta:editing-duration>PT10H42M13S</meta:editing-duration>
    <meta:generator>LibreOffice/5.4.0.3$Windows_x86 LibreOffice_project/7556cbc6811c9d992f4064ab9287069087d7f62c</meta:generator>
    <meta:document-statistic meta:table-count="10" meta:image-count="0" meta:object-count="0" meta:page-count="5" meta:paragraph-count="112" meta:word-count="339" meta:character-count="1965" meta:non-whitespace-character-count="173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